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line-height="150%"/>
      <style:text-properties style:font-name="Liberation Sans"/>
    </style:style>
    <style:style style:name="P2" style:family="paragraph" style:parent-style-name="Heading_20_3">
      <style:paragraph-properties fo:line-height="150%"/>
    </style:style>
    <style:style style:name="P3" style:family="paragraph" style:parent-style-name="Contents_20_1">
      <style:paragraph-properties>
        <style:tab-stops>
          <style:tab-stop style:position="6.2681in" style:type="right" style:leader-style="dotted" style:leader-text="."/>
        </style:tab-stops>
      </style:paragraph-properties>
    </style:style>
    <style:style style:name="P4" style:family="paragraph" style:parent-style-name="Contents_20_1">
      <style:paragraph-properties fo:line-height="150%">
        <style:tab-stops>
          <style:tab-stop style:position="6.2681in" style:type="right" style:leader-style="dotted" style:leader-text="."/>
        </style:tab-stops>
      </style:paragraph-properties>
    </style:style>
    <style:style style:name="P5" style:family="paragraph" style:parent-style-name="Contents_20_2">
      <style:paragraph-properties>
        <style:tab-stops>
          <style:tab-stop style:position="6.0717in" style:type="right" style:leader-style="dotted" style:leader-text="."/>
        </style:tab-stops>
      </style:paragraph-properties>
    </style:style>
    <style:style style:name="P6" style:family="paragraph" style:parent-style-name="Contents_20_2">
      <style:paragraph-properties fo:line-height="150%">
        <style:tab-stops>
          <style:tab-stop style:position="6.0717in" style:type="right" style:leader-style="dotted" style:leader-text="."/>
        </style:tab-stops>
      </style:paragraph-properties>
    </style:style>
    <style:style style:name="P7" style:family="paragraph" style:parent-style-name="Contents_20_3">
      <style:paragraph-properties fo:line-height="150%">
        <style:tab-stops>
          <style:tab-stop style:position="5.8744in" style:type="right" style:leader-style="dotted" style:leader-text="."/>
        </style:tab-stops>
      </style:paragraph-properties>
    </style:style>
    <style:style style:name="P8" style:family="paragraph" style:parent-style-name="Contents_20_Heading">
      <style:paragraph-properties fo:line-height="150%"/>
      <style:text-properties style:font-name="Liberation Sans"/>
    </style:style>
    <style:style style:name="P9" style:family="paragraph" style:parent-style-name="Header">
      <style:paragraph-properties fo:text-align="center" style:justify-single-word="false"/>
      <style:text-properties style:font-name="Liberation Sans" officeooo:rsid="0018222c" officeooo:paragraph-rsid="0018222c"/>
    </style:style>
    <style:style style:name="P10" style:family="paragraph" style:parent-style-name="Header">
      <style:paragraph-properties fo:text-align="start" style:justify-single-word="false"/>
      <style:text-properties style:font-name="Liberation Sans" officeooo:rsid="0018222c" officeooo:paragraph-rsid="00184d90"/>
    </style:style>
    <style:style style:name="P11" style:family="paragraph" style:parent-style-name="Heading_20_1">
      <style:paragraph-properties fo:line-height="150%"/>
      <style:text-properties style:font-name="Liberation Sans"/>
    </style:style>
    <style:style style:name="P12" style:family="paragraph" style:parent-style-name="Heading_20_1">
      <style:paragraph-properties fo:line-height="150%"/>
    </style:style>
    <style:style style:name="P13" style:family="paragraph" style:parent-style-name="Heading_20_2">
      <style:paragraph-properties fo:line-height="150%"/>
      <style:text-properties style:font-name="Liberation Sans"/>
    </style:style>
    <style:style style:name="P14" style:family="paragraph" style:parent-style-name="Heading_20_2">
      <style:paragraph-properties fo:line-height="150%"/>
    </style:style>
    <style:style style:name="P15" style:family="paragraph" style:parent-style-name="Text_20_body">
      <style:paragraph-properties fo:line-height="150%"/>
      <style:text-properties style:font-name="Liberation Sans"/>
    </style:style>
    <style:style style:name="T1" style:family="text">
      <style:text-properties officeooo:rsid="001b0363"/>
    </style:style>
    <style:style style:name="T2" style:family="text">
      <style:text-properties style:font-name="FreeSans1" officeooo:rsid="00130b2d"/>
    </style:style>
    <style:style style:name="T3" style:family="text">
      <style:text-properties style:font-name="FreeSans1" officeooo:rsid="0030b652"/>
    </style:style>
    <style:style style:name="T4" style:family="text">
      <style:text-properties officeooo:rsid="0030b652"/>
    </style:style>
    <style:style style:name="T5" style:family="text">
      <style:text-properties officeooo:rsid="00130b2d"/>
    </style:style>
    <style:style style:name="T6" style:family="text">
      <style:text-properties style:font-name="Liberation San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4"><text:a xlink:type="simple" xlink:href="#__RefHeading___Toc628_247555406" text:style-name="Index_20_Link" text:visited-style-name="Index_20_Link"><text:span text:style-name="T6">Titre du document : Introduction aux systèmes d'exploitation et aux réseaux informatiques<text:tab/>1</text:span></text:a></text:p>
          <text:p text:style-name="P4"><text:a xlink:type="simple" xlink:href="#__RefHeading___Toc630_247555406" text:style-name="Index_20_Link" text:visited-style-name="Index_20_Link"><text:span text:style-name="T6">1 Chapitre 1 : Les systèmes d'exploitation (OS)<text:tab/>1</text:span></text:a></text:p>
          <text:p text:style-name="P6"><text:a xlink:type="simple" xlink:href="#__RefHeading___Toc632_247555406" text:style-name="Index_20_Link" text:visited-style-name="Index_20_Link"><text:span text:style-name="T6">1.1 Définition des systèmes d'exploitation<text:tab/>1</text:span></text:a></text:p>
          <text:p text:style-name="P6"><text:a xlink:type="simple" xlink:href="#__RefHeading___Toc634_247555406" text:style-name="Index_20_Link" text:visited-style-name="Index_20_Link"><text:span text:style-name="T6">1.2 Les principaux systèmes d'exploitation<text:tab/>1</text:span></text:a></text:p>
          <text:p text:style-name="P7"><text:a xlink:type="simple" xlink:href="#__RefHeading___Toc636_247555406" text:style-name="Index_20_Link" text:visited-style-name="Index_20_Link"><text:span text:style-name="T6">1.2.1 Microsoft Windows<text:tab/>1</text:span></text:a></text:p>
          <text:p text:style-name="P7"><text:a xlink:type="simple" xlink:href="#__RefHeading___Toc638_247555406" text:style-name="Index_20_Link" text:visited-style-name="Index_20_Link"><text:span text:style-name="T6">1.2.2 Linux<text:tab/>2</text:span></text:a></text:p>
          <text:p text:style-name="P7"><text:a xlink:type="simple" xlink:href="#__RefHeading___Toc640_247555406" text:style-name="Index_20_Link" text:visited-style-name="Index_20_Link"><text:span text:style-name="T6">1.2.3 macOS<text:tab/>2</text:span></text:a></text:p>
          <text:p text:style-name="P6"><text:a xlink:type="simple" xlink:href="#__RefHeading___Toc642_247555406" text:style-name="Index_20_Link" text:visited-style-name="Index_20_Link"><text:span text:style-name="T6">1.3 Fonctionnalités essentielles d'un OS<text:tab/>2</text:span></text:a></text:p>
          <text:p text:style-name="P6"><text:a xlink:type="simple" xlink:href="#__RefHeading___Toc644_247555406" text:style-name="Index_20_Link" text:visited-style-name="Index_20_Link"><text:span text:style-name="T6">1.4 Multitâche et gestion des processus<text:tab/>2</text:span></text:a></text:p>
          <text:p text:style-name="P4"><text:a xlink:type="simple" xlink:href="#__RefHeading___Toc646_247555406" text:style-name="Index_20_Link" text:visited-style-name="Index_20_Link"><text:span text:style-name="T6">2 Chapitre 2 : Les réseaux informatiques<text:tab/>2</text:span></text:a></text:p>
          <text:p text:style-name="P6"><text:a xlink:type="simple" xlink:href="#__RefHeading___Toc648_247555406" text:style-name="Index_20_Link" text:visited-style-name="Index_20_Link"><text:span text:style-name="T6">2.1 Définition des réseaux informatiques<text:tab/>2</text:span></text:a></text:p>
          <text:p text:style-name="P6"><text:a xlink:type="simple" xlink:href="#__RefHeading___Toc650_247555406" text:style-name="Index_20_Link" text:visited-style-name="Index_20_Link"><text:span text:style-name="T6">2.2 Les composants d'un réseau informatique<text:tab/>2</text:span></text:a></text:p>
          <text:p text:style-name="P7"><text:a xlink:type="simple" xlink:href="#__RefHeading___Toc652_247555406" text:style-name="Index_20_Link" text:visited-style-name="Index_20_Link"><text:span text:style-name="T6">2.2.1 Routeurs et commutateurs<text:tab/>2</text:span></text:a></text:p>
          <text:p text:style-name="P7"><text:a xlink:type="simple" xlink:href="#__RefHeading___Toc654_247555406" text:style-name="Index_20_Link" text:visited-style-name="Index_20_Link"><text:span text:style-name="T6">2.2.2 Protocoles de communication<text:tab/>3</text:span></text:a></text:p>
          <text:p text:style-name="P6"><text:a xlink:type="simple" xlink:href="#__RefHeading___Toc656_247555406" text:style-name="Index_20_Link" text:visited-style-name="Index_20_Link"><text:span text:style-name="T6">2.3 Les types de réseaux<text:tab/>3</text:span></text:a></text:p>
          <text:p text:style-name="P7"><text:a xlink:type="simple" xlink:href="#__RefHeading___Toc658_247555406" text:style-name="Index_20_Link" text:visited-style-name="Index_20_Link"><text:span text:style-name="T6">2.3.1 Les réseaux locaux (LAN)<text:tab/>3</text:span></text:a></text:p>
        </text:index-body>
      </text:table-of-content>
      <text:p text:style-name="P15"/>
      <text:h text:style-name="P11" text:outline-level="1" text:is-list-header="true"><text:bookmark-start text:name="__RefHeading___Toc628_247555406"/><text:span text:style-name="T5">Titre du document : Introduction aux systèmes d'exploitation et aux réseaux informatiques</text:span><text:bookmark-end text:name="__RefHeading___Toc628_247555406"/></text:h>
      <text:h text:style-name="P11" text:outline-level="1"><text:bookmark-start text:name="__RefHeading___Toc630_247555406"/>Chapitre 1 : Les systèmes d'exploitation (OS)<text:bookmark-end text:name="__RefHeading___Toc630_247555406"/></text:h>
      <text:h text:style-name="P13" text:outline-level="2"><text:bookmark-start text:name="__RefHeading___Toc632_247555406"/>Définition des systèmes d'exploitation<text:bookmark-end text:name="__RefHeading___Toc632_247555406"/></text:h>
      <text:p text:style-name="P15"><text:span text:style-name="T5">Un système d'exploitation (OS) est un ensemble de programmes qui dirige l'utilisation des ressources matérielles d'un ordinateur par des logiciels applicatifs. L'OS joue un rôle d'interface entre l'utilisateur, les logiciels et le matériel. Les </text:span><text:soft-page-break/><text:span text:style-name="T5">exemples les plus courants de systèmes d'exploitation sont Microsoft Windows, macOS, et Linux.</text:span></text:p>
      <text:h text:style-name="P13" text:outline-level="2"><text:bookmark-start text:name="__RefHeading___Toc634_247555406"/>Les principaux systèmes d'exploitation<text:bookmark-end text:name="__RefHeading___Toc634_247555406"/></text:h>
      <text:h text:style-name="P1" text:outline-level="3"><text:bookmark-start text:name="__RefHeading___Toc636_247555406"/>Microsoft Windows<text:bookmark-end text:name="__RefHeading___Toc636_247555406"/></text:h>
      <text:p text:style-name="P15"><text:span text:style-name="T5">Windows est l'OS le plus utilisé dans le monde. Développé par Microsoft, il offre une interface graphique intuitive et de nombreuses fonctionnalités.</text:span></text:p>
      <text:p text:style-name="P15"><text:span text:style-name="T5">Exemple d'image : Capture d'écran de l'interface Windows 10 ou Windows 11 avec les icônes et la barre des tâches.</text:span></text:p>
      <text:h text:style-name="P1" text:outline-level="3"><text:bookmark-start text:name="__RefHeading___Toc638_247555406"/>Linux<text:bookmark-end text:name="__RefHeading___Toc638_247555406"/></text:h>
      <text:p text:style-name="P15"><text:span text:style-name="T5">Linux est un système d'exploitation open source utilisé principalement pour les serveurs. Sa flexibilité et son modèle open source le rendent populaire auprès des développeurs.</text:span></text:p>
      <text:p text:style-name="P15"><text:span text:style-name="T5">Exemple d'image : Capture d'écran de l'interface Ubuntu avec les différents bureaux disponibles sous Linux.</text:span></text:p>
      <text:h text:style-name="P1" text:outline-level="3"><text:bookmark-start text:name="__RefHeading___Toc640_247555406"/>macOS<text:bookmark-end text:name="__RefHeading___Toc640_247555406"/></text:h>
      <text:p text:style-name="P15"><text:span text:style-name="T5">Le système d'exploitation d'Apple est apprécié pour son interface soignée et son optimisation pour les produits Apple. macOS est couramment utilisé dans les environnements créatifs.</text:span></text:p>
      <text:p text:style-name="P15"><text:span text:style-name="T5">Exemple d'image : Capture d'écran de l'interface macOS avec le dock et le bureau.</text:span></text:p>
      <text:h text:style-name="P13" text:outline-level="2"><text:bookmark-start text:name="__RefHeading___Toc642_247555406"/>Fonctionnalités essentielles d'un OS<text:bookmark-end text:name="__RefHeading___Toc642_247555406"/></text:h>
      <text:p text:style-name="P15"><text:span text:style-name="T5">Un système d'exploitation gère les processus, la mémoire, le stockage, et les périphériques. Il garantit également la sécurité via des mécanismes d'authentification des utilisateurs.</text:span></text:p>
      <text:h text:style-name="P13" text:outline-level="2"><text:bookmark-start text:name="__RefHeading___Toc644_247555406"/><text:soft-page-break/>Multitâche et gestion des processus<text:bookmark-end text:name="__RefHeading___Toc644_247555406"/></text:h>
      <text:p text:style-name="P15"><text:span text:style-name="T5">Un des rôles majeurs des OS modernes est de gérer le multitâche, c'est-à-dire la capacité à exécuter plusieurs programmes simultanément. Le gestionnaire des tâches permet de visualiser et de contrôler ces processus.</text:span></text:p>
      <text:p text:style-name="P15"><text:span text:style-name="T5">Exemple d'image : Capture d'écran du gestionnaire des tâches de Windows ou d'un équivalent Linux.</text:span></text:p>
      <text:h text:style-name="P11" text:outline-level="1"><text:bookmark-start text:name="__RefHeading___Toc646_247555406"/>Chapitre 2 : Les réseaux informatiques<text:bookmark-end text:name="__RefHeading___Toc646_247555406"/></text:h>
      <text:h text:style-name="P13" text:outline-level="2"><text:bookmark-start text:name="__RefHeading___Toc648_247555406"/>Définition des réseaux informatiques<text:bookmark-end text:name="__RefHeading___Toc648_247555406"/></text:h>
      <text:p text:style-name="P15"><text:span text:style-name="T5">Un réseau informatique est un ensemble d'ordinateurs et d'autres dispositifs interconnectés qui partagent des informations et des ressources. Les réseaux peuvent être classés en différentes catégories : LAN (Local Area Network), WAN (Wide Area Network), etc.</text:span></text:p>
      <text:h text:style-name="P13" text:outline-level="2"><text:bookmark-start text:name="__RefHeading___Toc650_247555406"/>Les composants d'un réseau informatique<text:bookmark-end text:name="__RefHeading___Toc650_247555406"/></text:h>
      <text:h text:style-name="P1" text:outline-level="3"><text:bookmark-start text:name="__RefHeading___Toc652_247555406"/>Routeurs et commutateurs<text:bookmark-end text:name="__RefHeading___Toc652_247555406"/></text:h>
      <text:p text:style-name="P15"><text:span text:style-name="T5">Un routeur est un dispositif qui permet de diriger les paquets de données à travers différents réseaux. Un commutateur (ou switch) permet de connecter plusieurs appareils dans un réseau local.</text:span></text:p>
      <text:p text:style-name="P15"><text:span text:style-name="T5">Exemple d'image : Schéma simple d'un réseau local avec routeur, commutateur et plusieurs appareils connectés.</text:span></text:p>
      <text:h text:style-name="P1" text:outline-level="3"><text:bookmark-start text:name="__RefHeading___Toc654_247555406"/>Protocoles de communication<text:bookmark-end text:name="__RefHeading___Toc654_247555406"/></text:h>
      <text:p text:style-name="P15"><text:span text:style-name="T5">Les protocoles de communication comme le TCP/IP définissent les règles de transfert des données. TCP (Transmission Control Protocol) garantit une livraison fiable des données, tandis que IP (Internet Protocol) gère les adresses des dispositifs sur le réseau.</text:span></text:p>
      <text:p text:style-name="P15"><text:soft-page-break/><text:span text:style-name="T5">Exemple d'image : Schéma montrant le fonctionnement du protocole TCP/IP avec l'envoi et la réception d</text:span><text:span text:style-name="T4">e </text:span><text:span text:style-name="T5">paquets de données.</text:span></text:p>
      <text:h text:style-name="P13" text:outline-level="2"><text:bookmark-start text:name="__RefHeading___Toc656_247555406"/>Les types de réseaux<text:bookmark-end text:name="__RefHeading___Toc656_247555406"/></text:h>
      <text:h text:style-name="P1" text:outline-level="3"><text:bookmark-start text:name="__RefHeading___Toc658_247555406"/>Les réseaux locaux (LAN)<text:bookmark-end text:name="__RefHeading___Toc658_247555406"/></text:h>
      <text:p text:style-name="P15"><text:span text:style-name="T5">Un réseau local connecte des appareils sur une zone géographique restreinte, comme un bureau ou une maison. Les LAN utilisent souvent des technologies comme Ethernet ou Wi-Fi.</text:span></text:p>
      <text:h text:style-name="P2" text:outline-level="3">Les réseaux étendus (WAN)</text:h>
      <text:p text:style-name="P15"><text:span text:style-name="T5">Un WAN connecte des réseaux sur de plus grandes distances, comme entre plusieurs villes ou pays. L'Internet est l'exemple le plus connu de WAN.</text:span></text:p>
      <text:h text:style-name="P14" text:outline-level="2">La sécurité des réseaux</text:h>
      <text:p text:style-name="P15"><text:span text:style-name="T5">Les réseaux doivent être sécurisés pour éviter les intrusions et les fuites de données. Des techniques <text:s/>comme le chiffrement, les pare-feu, et l'authentification sont utilisées pour protéger les informations.</text:span></text:p>
      <text:p text:style-name="P15"><text:span text:style-name="T5">Exemple d'image : Schéma illustrant la sécurisation d'un réseau avec un pare-feu et des protocoles de chiffrement.</text:span></text:p>
      <text:h text:style-name="P12" text:outline-level="1">Chapitre 3 : Le rôle du cloud computing dans les réseaux modernes</text:h>
      <text:h text:style-name="P14" text:outline-level="2">Définition du cloud computing</text:h>
      <text:p text:style-name="P15"><text:span text:style-name="T5">Le cloud computing permet aux utilisateurs d'accéder à des ressources informatiques (stockage, calcul, etc.) à distance via Internet, plutôt que sur un serveur local ou personnel.</text:span></text:p>
      <text:p text:style-name="P15"><text:soft-page-break/><text:span text:style-name="T5">Exemple d'image : Schéma montrant une architecture cloud avec plusieurs utilisateurs connectés à un serveur distant.</text:span></text:p>
      <text:h text:style-name="P14" text:outline-level="2">Types de services cloud</text:h>
      <text:p text:style-name="P15"><text:span text:style-name="T5">Il existe plusieurs types de services cloud :</text:span></text:p>
      <text:p text:style-name="P15"><text:span text:style-name="T5">• SaaS (Software as a Service) : applications disponibles en ligne (ex : Gmail).</text:span></text:p>
      <text:p text:style-name="P15"><text:span text:style-name="T5">• IaaS (Infrastructure as a Service) : serveurs virtuels, stockage.</text:span></text:p>
      <text:p text:style-name="P15"><text:span text:style-name="T5">• PaaS (Platform as a Service) : plateformes de développement (ex : Heroku).</text:span></text:p>
      <text:p text:style-name="P15"><text:span text:style-name="T5">Exemple d'image : Diagramme comparant SaaS, IaaS et PaaS avec des exemples de services pour chaque catégorie.</text:span></text:p>
      <text:h text:style-name="P12" text:outline-level="1">Chapitre 4 : Conclusion</text:h>
      <text:p text:style-name="P15"><text:span text:style-name="T5">Les systèmes d'exploitation et les réseaux sont des composants essentiels du monde informatique. Ils permettent aux utilisateurs de communiquer, de partager des informations et de gérer des ressources efficacement. Comprendre ces concepts est fondamental pour toute personne qui souhaite travailler dans le domaine des technologies de l'inform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ans" officeooo:rsid="0018222c" officeooo:paragraph-rsid="0018222c"/>
    </style:style>
    <style:style style:name="MP2" style:family="paragraph" style:parent-style-name="Header">
      <style:paragraph-properties fo:text-align="start" style:justify-single-word="false"/>
      <style:text-properties style:font-name="Liberation Sans" officeooo:rsid="0018222c" officeooo:paragraph-rsid="00184d90"/>
    </style:style>
    <style:style style:name="MT1" style:family="text">
      <style:text-properties officeooo:rsid="001b036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n projet SIO – <text:span text:style-name="MT1">Traitement de Texte</text:span></text:p>
      </style:header>
      <style:footer>
        <text:p text:style-name="MP2"><text:span text:style-name="MT1">Page </text:span><text:page-number text:select-page="current">3</text:page-number>/<text:page-count>5</text:page-count><text:tab/><text:tab/>Roger Devi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24.2.5.2$Linux_X86_64 LibreOffice_project/420$Build-2</meta:generator>
    <dc:date>2024-09-24T17:50:52.313030306</dc:date>
    <meta:editing-duration>PT1H1M39S</meta:editing-duration>
    <meta:editing-cycles>40</meta:editing-cycles>
    <meta:document-statistic meta:table-count="0" meta:image-count="0" meta:object-count="0" meta:page-count="5" meta:paragraph-count="68" meta:word-count="855" meta:character-count="5700" meta:non-whitespace-character-count="4927"/>
  </office:meta>
</office:document-meta>
</file>